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7423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23in" fo:text-indent="-0.25in"/>
        </style:list-level-properties>
      </text:list-level-style-image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923in" text:min-label-width="0.25in" text:list-level-position-and-space-mode="label-alignment">
          <style:list-level-label-alignment text:label-followed-by="listtab" fo:margin-left="5.74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1.4847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347in" fo:text-indent="-0.25in"/>
        </style:list-level-properties>
      </text:list-level-style-image>
      <text:list-level-style-bullet text:level="2" text:style-name="WW_CharLFO9LVL2" text:bullet-char="o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4847in" text:min-label-width="0.25in" text:list-level-position-and-space-mode="label-alignment">
          <style:list-level-label-alignment text:label-followed-by="listtab" fo:margin-left="5.7347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1.034in" text:min-label-width="0.25in" text:list-level-position-and-space-mode="label-alignment">
          <style:list-level-label-alignment text:label-followed-by="listtab" fo:margin-left="1.284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5.7423in" text:min-label-width="0.25in" text:list-level-position-and-space-mode="label-alignment">
          <style:list-level-label-alignment text:label-followed-by="listtab" fo:margin-left="5.9923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2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image text:level="1" xlink:href="media/image1.gif" xlink:type="simple" xlink:show="embed" xlink:actuate="onLoad">
        <style:list-level-properties text:space-before="1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2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27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000000"/>
    </style:style>
    <style:style style:name="P2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ListParagraph" style:family="paragraph">
      <style:text-properties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ListParagraph" style:family="paragraph">
      <style:text-properties fo:font-size="12pt" style:font-size-asian="12pt" style:font-size-complex="12pt"/>
    </style:style>
    <style:style style:name="P8" style:parent-style-name="ListParagraph" style:family="paragraph">
      <style:paragraph-properties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ListParagraph" style:family="paragraph">
      <style:paragraph-properties fo:margin-left="0.4923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10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1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4" style:parent-style-name="Normal" style:family="paragraph">
      <style:paragraph-properties fo:margin-left="0.4923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15" style:parent-style-name="ListParagraph" style:family="paragraph">
      <style:paragraph-properties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" style:parent-style-name="ListParagraph" style:family="paragraph">
      <style:paragraph-properties fo:margin-left="0.4923in">
        <style:tab-stops/>
      </style:paragraph-properties>
      <style:text-properties style:font-name-complex="Calibri" fo:font-size="12pt" style:font-size-asian="12pt" style:font-size-complex="12pt"/>
    </style:style>
    <style:style style:name="P17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8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9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20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21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2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2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2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25" style:parent-style-name="ListParagraph" style:family="paragraph">
      <style:paragraph-properties fo:margin-left="0.9847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26" style:parent-style-name="ListParagraph" style:family="paragraph">
      <style:paragraph-properties fo:margin-left="0.9847in">
        <style:tab-stops/>
      </style:paragraph-properties>
    </style:style>
    <style:style style:name="T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" style:parent-style-name="ListParagraph" style:family="paragraph">
      <style:text-properties style:font-name-complex="Calibri" fo:font-size="12pt" style:font-size-asian="12pt" style:font-size-complex="12pt"/>
    </style:style>
    <style:style style:name="P29" style:parent-style-name="ListParagraph" style:family="paragraph"/>
    <style:style style:name="T30" style:parent-style-name="DefaultParagraphFont" style:family="text">
      <style:text-properties style:font-name-complex="Calibri" fo:font-size="12pt" style:font-size-asian="12pt" style:font-size-complex="12pt"/>
    </style:style>
    <style:style style:name="T31" style:parent-style-name="DefaultParagraphFont" style:family="text">
      <style:text-properties style:font-name-complex="Calibri" fo:font-size="12pt" style:font-size-asian="12pt" style:font-size-complex="12pt"/>
    </style:style>
    <style:style style:name="P32" style:parent-style-name="ListParagraph" style:family="paragraph">
      <style:paragraph-properties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ListParagraph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35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36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37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38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39" style:parent-style-name="ListParagraph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40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1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5" style:parent-style-name="ListParagraph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46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7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8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49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50" style:parent-style-name="ListParagraph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1" style:parent-style-name="ListParagraph" style:family="paragraph">
      <style:paragraph-properties fo:margin-left="1.284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5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5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5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55" style:parent-style-name="ListParagraph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57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58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59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60" style:parent-style-name="ListParagraph" style:family="paragraph">
      <style:paragraph-properties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ListParagraph" style:family="paragraph">
      <style:paragraph-properties fo:margin-left="0.9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6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6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65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66" style:parent-style-name="ListParagraph" style:family="paragraph"/>
    <style:style style:name="T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0" style:parent-style-name="Normal" style:family="paragraph">
      <style:paragraph-properties fo:margin-left="0.9847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1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3" style:parent-style-name="Normal" style:family="paragraph">
      <style:paragraph-properties fo:margin-left="0.9847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5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6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7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8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79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1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8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8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84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5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86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87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88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ListParagraph" style:family="paragraph"/>
    <style:style style:name="P90" style:parent-style-name="ListParagraph" style:family="paragraph"/>
    <style:style style:name="P91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9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9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95" style:parent-style-name="ListParagraph" style:family="paragraph">
      <style:paragraph-properties fo:margin-left="0.4923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6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7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8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1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2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0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0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05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06" style:parent-style-name="ListParagraph" style:family="paragraph">
      <style:paragraph-properties fo:margin-left="0.4923in" fo:text-indent="-0.2798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08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09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10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11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12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14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15" style:parent-style-name="ListParagraph" style:family="paragraph">
      <style:text-properties style:font-name="Calibri" style:font-name-complex="Calibri" fo:font-size="12pt" style:font-size-asian="12pt" style:font-size-complex="12pt"/>
    </style:style>
    <style:style style:name="P116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" style:parent-style-name="ListParagraph" style:family="paragraph">
      <style:paragraph-properties fo:margin-left="1.784in">
        <style:tab-stops/>
      </style:paragraph-properties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h text:style-name="P1" text:outline-level="1">AI SafeNet – Intelligent Security Threat Analysis Platform<text:s/></text:h>
      <text:p text:style-name="Normal"/>
      <text:list text:style-name="LFO1" text:continue-numbering="true">
        <text:list-item>
          <text:p text:style-name="P2">Introduction<text:s/></text:p>
        </text:list-item>
      </text:list>
      <text:p text:style-name="P3">With the rapid growth of digital communication, individuals and small businesses face increasing exposure to<text:s/>cybersecurity risks such as phishing emails, malicious URLs, and suspicious files. Most existing cybersecurity solutions are either too technical or too expensive for non-experts.</text:p>
      <text:p text:style-name="ListParagraph"><text:span text:style-name="T4">AI SafeNet</text:span><text:s/><text:span text:style-name="T5">aims to bridge this gap by providing a lightweight, intelligent,<text:s/></text:span><text:span text:style-name="T6">and user-friendly platform that analyzes potential security threats using artificial intelligence and automated threat-detection tools.</text:span></text:p>
      <text:p text:style-name="P7"/>
      <text:list text:style-name="LFO2" text:continue-numbering="true">
        <text:list-item>
          <text:p text:style-name="P8">Problem statement</text:p>
        </text:list-item>
      </text:list>
      <text:p text:style-name="P9">Cyber threats are becoming more sophisticated, making it difficult for non-technical users to identify attacks such as:</text:p>
      <text:list text:style-name="LFO3" text:continue-numbering="true">
        <text:list-item>
          <text:p text:style-name="P10">Phishing emails designed to steal credentials.</text:p>
        </text:list-item>
        <text:list-item>
          <text:p text:style-name="P11">Malicious links that lead to malware or fake login pages</text:p>
        </text:list-item>
        <text:list-item>
          <text:p text:style-name="P12">Suspicious file hashes used as malware signatures</text:p>
        </text:list-item>
        <text:list-item>
          <text:p text:style-name="P13">Abnormal user behavior indicating compromise</text:p>
        </text:list-item>
      </text:list>
      <text:p text:style-name="P14">Most available tools require technical<text:s/>expertise or expensive enterprise subscriptions. There is a need for an accessible platform that provides quick, reliable, and AI-based threat analysis.</text:p>
      <text:list text:style-name="LFO4" text:continue-numbering="true">
        <text:list-item>
          <text:p text:style-name="P15">Project objectives</text:p>
        </text:list-item>
      </text:list>
      <text:p text:style-name="P16">AI safeNet aims to:</text:p>
      <text:list text:style-name="LFO5" text:continue-numbering="true">
        <text:list-item>
          <text:p text:style-name="P17">Provide an easy-to-use web interface for scanning text, links,<text:s/>and files.</text:p>
        </text:list-item>
        <text:list-item>
          <text:p text:style-name="P18">Use AI/NLP techniques to detect phishing patterns in messages and emails.</text:p>
        </text:list-item>
        <text:list-item>
          <text:p text:style-name="P19">Analyze URLs to detect malicious patterns or risky characteristics.</text:p>
        </text:list-item>
        <text:list-item>
          <text:p text:style-name="P20">Verify file hashes against known malware databases (e.g., VirusTotal API).</text:p>
        </text:list-item>
        <text:list-item>
          <text:p text:style-name="P21">Offer clear, user-friendly risk assessments such as:</text:p>
        </text:list-item>
      </text:list>
      <text:list text:style-name="LFO6" text:continue-numbering="true">
        <text:list-item>
          <text:p text:style-name="P22">Safe.</text:p>
        </text:list-item>
        <text:list-item>
          <text:p text:style-name="P23">Suspicious.</text:p>
        </text:list-item>
        <text:list-item>
          <text:p text:style-name="P24">Very dangerous</text:p>
        </text:list-item>
      </text:list>
      <text:list text:style-name="LFO7" text:continue-numbering="true">
        <text:list-item>
          <text:p text:style-name="P25">Visualize results in a dashboard using charts and risk indicators.</text:p>
        </text:list-item>
        <text:list-item>
          <text:p text:style-name="P26"><text:span text:style-name="T27">Build a scalable backend architecture using:</text:span></text:p>
        </text:list-item>
      </text:list>
      <text:list text:style-name="LFO8" text:continue-numbering="true">
        <text:list-item>
          <text:p text:style-name="P28">Laravel (main application).</text:p>
        </text:list-item>
        <text:list-item>
          <text:p text:style-name="P29"><text:span text:style-name="T30">Python Flask (microservice for ML analysis)</text:span><text:span text:style-name="T31">.</text:span></text:p>
        </text:list-item>
      </text:list>
      <text:list text:style-name="LFO9" text:continue-numbering="true">
        <text:list-item>
          <text:p text:style-name="P32">Scope of work<text:s/></text:p>
        </text:list-item>
      </text:list>
      <text:list text:style-name="LFO10" text:continue-numbering="true">
        <text:list-item>
          <text:list>
            <text:list-item>
              <text:p text:style-name="P33">Features.</text:p>
            </text:list-item>
          </text:list>
        </text:list-item>
      </text:list>
      <text:list text:style-name="LFO11" text:continue-numbering="true">
        <text:list-item>
          <text:p text:style-name="P34">Phishing Email/Text Analysis (NLP Model).</text:p>
        </text:list-item>
      </text:list>
      <text:list text:style-name="LFO12" text:continue-numbering="true">
        <text:list-item>
          <text:p text:style-name="P35">Detect keywords and patterns commonly used in phishing:<text:s/>"urgent", "reset password", "verify account".</text:p>
        </text:list-item>
        <text:list-item>
          <text:p text:style-name="P36">Identify psychological manipulation patterns.</text:p>
        </text:list-item>
        <text:list-item>
          <text:p text:style-name="P37">Detect unusual or suspicious sentence structures.</text:p>
        </text:list-item>
        <text:list-item>
          <text:p text:style-name="P38"><text:s/>Output: Risk score + explanation.</text:p>
        </text:list-item>
      </text:list>
      <text:list text:style-name="LFO11" text:continue-numbering="true">
        <text:list-item>
          <text:p text:style-name="P39">URL safety analysis.</text:p>
        </text:list-item>
      </text:list>
      <text:list text:style-name="LFO13" text:continue-numbering="true">
        <text:list-item>
          <text:p text:style-name="P40">Check SSL validity (HTTP vs HTTPS).</text:p>
        </text:list-item>
        <text:list-item>
          <text:p text:style-name="P41">Detect shortened URLs.</text:p>
        </text:list-item>
        <text:list-item>
          <text:p text:style-name="P42">Analyze domain reputation (via API or built-in rules).</text:p>
        </text:list-item>
        <text:list-item>
          <text:p text:style-name="P43">Detect common phishing URL patterns.</text:p>
        </text:list-item>
        <text:list-item>
          <text:p text:style-name="P44"><text:s/>Output: Safe / Suspicious / Malicious.</text:p>
        </text:list-item>
      </text:list>
      <text:list text:style-name="LFO11" text:continue-numbering="true">
        <text:list-item>
          <text:p text:style-name="P45">File Hash Verification</text:p>
        </text:list-item>
      </text:list>
      <text:list text:style-name="LFO14" text:continue-numbering="true">
        <text:list-item>
          <text:p text:style-name="P46">Allow file upload</text:p>
        </text:list-item>
        <text:list-item>
          <text:p text:style-name="P47"><text:s/>Calculate file hash (SHA256/MD5)</text:p>
        </text:list-item>
        <text:list-item>
          <text:p text:style-name="P48"><text:s/>Integrate VirusTotal or similar API</text:p>
        </text:list-item>
        <text:list-item>
          <text:p text:style-name="P49"><text:s/>Output: Known malware / Unknown / Clean</text:p>
        </text:list-item>
      </text:list>
      <text:list text:style-name="LFO11" text:continue-numbering="true">
        <text:list-item>
          <text:p text:style-name="P50">User Behavior Monitoring (Phase 2)</text:p>
        </text:list-item>
      </text:list>
      <text:p text:style-name="P51">Simple detection of unusual behavior patterns (optional):</text:p>
      <text:list text:style-name="LFO15" text:continue-numbering="true">
        <text:list-item>
          <text:p text:style-name="P52">Failed logins</text:p>
        </text:list-item>
        <text:list-item>
          <text:p text:style-name="P53">Suspicious access time</text:p>
        </text:list-item>
        <text:list-item>
          <text:p text:style-name="P54">Unusual device usage</text:p>
        </text:list-item>
      </text:list>
      <text:list text:style-name="LFO10" text:continue-numbering="true">
        <text:list-item>
          <text:list>
            <text:list-item>
              <text:p text:style-name="P55">Dashboard<text:s/></text:p>
            </text:list-item>
          </text:list>
        </text:list-item>
      </text:list>
      <text:list text:style-name="LFO11" text:continue-numbering="true">
        <text:list-item>
          <text:p text:style-name="P56">Clear visualization of results</text:p>
        </text:list-item>
        <text:list-item>
          <text:p text:style-name="P57">Risk levels displayed with colored indicators</text:p>
        </text:list-item>
        <text:list-item>
          <text:p text:style-name="P58">History of scans</text:p>
        </text:list-item>
        <text:list-item>
          <text:p text:style-name="P59">Exportable reports</text:p>
        </text:list-item>
      </text:list>
      <text:list text:style-name="LFO9" text:continue-numbering="true">
        <text:list-item>
          <text:p text:style-name="P60">System architecture<text:s/></text:p>
        </text:list-item>
      </text:list>
      <text:p text:style-name="P61">Backend:</text:p>
      <text:list text:style-name="LFO17" text:continue-numbering="true">
        <text:list-item>
          <text:p text:style-name="P62">Laravel</text:p>
        </text:list-item>
      </text:list>
      <text:list text:style-name="LFO18" text:continue-numbering="true">
        <text:list-item>
          <text:p text:style-name="P63">Handles user interface, authentication, result storage.</text:p>
        </text:list-item>
      </text:list>
      <text:list text:style-name="LFO17" text:continue-numbering="true">
        <text:list-item>
          <text:p text:style-name="P64">Flask (Python)</text:p>
        </text:list-item>
      </text:list>
      <text:list text:style-name="LFO18" text:continue-numbering="true">
        <text:list-item>
          <text:p text:style-name="P65">Runs the AI/ML model and URL analysis engine.</text:p>
        </text:list-item>
      </text:list>
      <text:list text:style-name="LFO17" text:continue-numbering="true">
        <text:list-item>
          <text:p text:style-name="P66"><text:span text:style-name="T67">API integration</text:span><text:span text:style-name="T68"><text:s/></text:span></text:p>
        </text:list-item>
      </text:list>
      <text:list text:style-name="LFO18" text:continue-numbering="true">
        <text:list-item>
          <text:p text:style-name="P69">VirusTotal or open-source malware signature databases.</text:p>
        </text:list-item>
      </text:list>
      <text:p text:style-name="P70">Frontend:</text:p>
      <text:list text:style-name="LFO17" text:continue-numbering="true">
        <text:list-item>
          <text:p text:style-name="P71">Responsive UI built with Blade templates or Vue.js</text:p>
        </text:list-item>
        <text:list-item>
          <text:p text:style-name="P72">Clean design focusing on simplicity and clarity</text:p>
        </text:list-item>
      </text:list>
      <text:p text:style-name="P73">Machine learning:</text:p>
      <text:list text:style-name="LFO19" text:continue-numbering="true">
        <text:list-item>
          <text:p text:style-name="P74">Model built using scikit-learn, pandas, and NLP tokenization (NLTK / spaCy).</text:p>
        </text:list-item>
        <text:list-item>
          <text:p text:style-name="P75">Lightweight classifiers:</text:p>
        </text:list-item>
      </text:list>
      <text:list text:style-name="LFO18" text:continue-numbering="true">
        <text:list-item>
          <text:p text:style-name="P76">Logistic Regression</text:p>
        </text:list-item>
        <text:list-item>
          <text:p text:style-name="P77"><text:s/>Naive Bayes</text:p>
        </text:list-item>
        <text:list-item>
          <text:p text:style-name="P78">SVM (optional)</text:p>
        </text:list-item>
      </text:list>
      <text:list text:style-name="LFO20" text:continue-numbering="true">
        <text:list-item>
          <text:p text:style-name="P79">Methodology</text:p>
        </text:list-item>
      </text:list>
      <text:p text:style-name="P80">Data collection:</text:p>
      <text:list text:style-name="LFO21" text:continue-numbering="true">
        <text:list-item>
          <text:p text:style-name="P81">Phishing email datasets</text:p>
        </text:list-item>
        <text:list-item>
          <text:p text:style-name="P82"><text:s/>Malicious URL datasets</text:p>
        </text:list-item>
        <text:list-item>
          <text:p text:style-name="P83"><text:s/>Public malware hash lists</text:p>
        </text:list-item>
      </text:list>
      <text:p text:style-name="P84">Model training:<text:s/></text:p>
      <text:list text:style-name="LFO22" text:continue-numbering="true">
        <text:list-item>
          <text:p text:style-name="P85">Text preprocessing (tokenization, stemming)</text:p>
        </text:list-item>
        <text:list-item>
          <text:p text:style-name="P86">Feature extraction (TF-IDF)</text:p>
        </text:list-item>
        <text:list-item>
          <text:p text:style-name="P87">Model evaluation and improvement</text:p>
        </text:list-item>
      </text:list>
      <text:p text:style-name="P88">Integration:</text:p>
      <text:list text:style-name="LFO23" text:continue-numbering="true">
        <text:list-item>
          <text:p text:style-name="P89">Flask API for real-time inference</text:p>
        </text:list-item>
        <text:list-item>
          <text:p text:style-name="P90">Laravel routes for front-end submission</text:p>
        </text:list-item>
      </text:list>
      <text:p text:style-name="P91">Testing:</text:p>
      <text:list text:style-name="LFO24" text:continue-numbering="true">
        <text:list-item>
          <text:p text:style-name="P92">Unit tests for ML API</text:p>
        </text:list-item>
        <text:list-item>
          <text:p text:style-name="P93">Security testing for dashboard</text:p>
        </text:list-item>
        <text:list-item>
          <text:p text:style-name="P94">Usability testing with real users</text:p>
        </text:list-item>
      </text:list>
      <text:list text:style-name="LFO25" text:continue-numbering="true">
        <text:list-item>
          <text:p text:style-name="P95">Deliverables</text:p>
        </text:list-item>
      </text:list>
      <text:list text:style-name="LFO26" text:continue-numbering="true">
        <text:list-item>
          <text:p text:style-name="P96">Fully functional web platform</text:p>
        </text:list-item>
        <text:list-item>
          <text:p text:style-name="P97">AI phishing detection model</text:p>
        </text:list-item>
        <text:list-item>
          <text:p text:style-name="P98">URL risk assessment module</text:p>
        </text:list-item>
        <text:list-item>
          <text:p text:style-name="P99">File hash verification tool</text:p>
        </text:list-item>
        <text:list-item>
          <text:p text:style-name="P100">Dashboard with threat insights</text:p>
        </text:list-item>
        <text:list-item>
          <text:p text:style-name="P101">Documentation:</text:p>
        </text:list-item>
      </text:list>
      <text:list text:style-name="LFO27" text:continue-numbering="true">
        <text:list-item>
          <text:p text:style-name="P102">System design</text:p>
        </text:list-item>
        <text:list-item>
          <text:p text:style-name="P103">API documentation</text:p>
        </text:list-item>
        <text:list-item>
          <text:p text:style-name="P104">User manual</text:p>
        </text:list-item>
        <text:list-item>
          <text:p text:style-name="P105">Installation guide</text:p>
        </text:list-item>
      </text:list>
      <text:list text:style-name="LFO25" text:continue-numbering="true">
        <text:list-item>
          <text:p text:style-name="P106">Benefits</text:p>
        </text:list-item>
      </text:list>
      <text:list text:style-name="LFO28" text:continue-numbering="true">
        <text:list-item>
          <text:p text:style-name="P107">Makes cybersecurity accessible to non-technical users</text:p>
        </text:list-item>
        <text:list-item>
          <text:p text:style-name="P108">Reduces risk of phishing and malware infection</text:p>
        </text:list-item>
        <text:list-item>
          <text:p text:style-name="P109">Saves time for individuals and small businesses</text:p>
        </text:list-item>
        <text:list-item>
          <text:p text:style-name="P110">Introduces a practical use of AI in security analysis</text:p>
        </text:list-item>
        <text:list-item>
          <text:p text:style-name="P111">Can be expanded into a full enterprise solution in the future</text:p>
        </text:list-item>
      </text:list>
      <text:list text:style-name="LFO29" text:continue-numbering="true">
        <text:list-item>
          <text:p text:style-name="P112">Conclusion</text:p>
        </text:list-item>
      </text:list>
      <text:p text:style-name="P113">AI SafeNet provides an innovative and practical solution to everyday cybersecurity challenges. By combining artificial intelligence, automation, and<text:s/>a simple user interface, the platform empowers users to quickly and confidently evaluate potential threats.</text:p>
      <text:p text:style-name="P114">The project demonstrates strong technical depth, real-world usefulness, and scalability for future enhancements.</text:p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style:font-name-complex="Courier New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ourier New" style:font-name-complex="Courier New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Courier New" style:font-name-complex="Courier New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ourier New" style:font-name-complex="Courier New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ourier New" style:font-name-complex="Courier New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ourier New" style:font-name-complex="Courier New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ourier New" style:font-name-complex="Courier New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7423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23in" fo:text-indent="-0.25in"/>
        </style:list-level-properties>
      </text:list-level-style-image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4923in" text:min-label-width="0.25in" text:list-level-position-and-space-mode="label-alignment">
          <style:list-level-label-alignment text:label-followed-by="listtab" fo:margin-left="5.74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1.4847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347in" fo:text-indent="-0.25in"/>
        </style:list-level-properties>
      </text:list-level-style-image>
      <text:list-level-style-bullet text:level="2" text:style-name="WW_CharLFO9LVL2" text:bullet-char="o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4847in" text:min-label-width="0.25in" text:list-level-position-and-space-mode="label-alignment">
          <style:list-level-label-alignment text:label-followed-by="listtab" fo:margin-left="5.7347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1.034in" text:min-label-width="0.25in" text:list-level-position-and-space-mode="label-alignment">
          <style:list-level-label-alignment text:label-followed-by="listtab" fo:margin-left="1.284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5.7423in" text:min-label-width="0.25in" text:list-level-position-and-space-mode="label-alignment">
          <style:list-level-label-alignment text:label-followed-by="listtab" fo:margin-left="5.9923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534in" text:min-label-width="0.25in" text:list-level-position-and-space-mode="label-alignment">
          <style:list-level-label-alignment text:label-followed-by="listtab" fo:margin-left="4.78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5.034in" text:min-label-width="0.25in" text:list-level-position-and-space-mode="label-alignment">
          <style:list-level-label-alignment text:label-followed-by="listtab" fo:margin-left="5.28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534in" text:min-label-width="0.25in" text:list-level-position-and-space-mode="label-alignment">
          <style:list-level-label-alignment text:label-followed-by="listtab" fo:margin-left="5.784in" fo:text-indent="-0.25in"/>
        </style:list-level-properties>
        <style:text-properties style:font-name="Wingdings"/>
      </text:list-level-style-bullet>
    </text:list-style>
    <text:list-style style:name="LFO2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image text:level="1" xlink:href="media/image1.gif" xlink:type="simple" xlink:show="embed" xlink:actuate="onLoad">
        <style:list-level-properties text:space-before="1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2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27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25T18:44:00Z</meta:creation-date>
    <dc:date>2025-11-26T18:57:00Z</dc:date>
    <meta:template xlink:href="Normal" xlink:type="simple"/>
    <meta:editing-cycles>13</meta:editing-cycles>
    <meta:editing-duration>PT14040S</meta:editing-duration>
    <meta:document-statistic meta:page-count="5" meta:paragraph-count="8" meta:word-count="664" meta:character-count="4445" meta:row-count="31" meta:non-whitespace-character-count="3789"/>
  </office:meta>
</office:document-meta>
</file>